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208D00000671584EDD4B.jpg" manifest:media-type="image/jpeg"/>
  <manifest:file-entry manifest:full-path="Pictures/100000000000085E000001256A60C69D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adornments="Normal" style:font-family-generic="swiss" style:font-pitch="variable"/>
    <style:font-face style:name="Garamond" svg:font-family="Garamon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color="#2a6099" loext:opacity="100%" style:font-name="Arial" style:text-underline-style="none" fo:font-weight="bold" officeooo:rsid="00278013" officeooo:paragraph-rsid="00278013" style:font-weight-asian="bold" style:font-weight-complex="bold"/>
    </style:style>
    <style:style style:name="P3" style:family="paragraph" style:parent-style-name="Text_20_body">
      <style:paragraph-properties fo:margin-left="0.026cm" fo:margin-right="0cm" fo:margin-top="0cm" fo:margin-bottom="0.199cm" style:contextual-spacing="false" fo:text-align="start" style:justify-single-word="false" fo:text-indent="0.026cm" style:auto-text-indent="false">
        <style:tab-stops>
          <style:tab-stop style:position="0.397cm"/>
        </style:tab-stops>
      </style:paragraph-properties>
      <style:text-properties fo:color="#2a6099" loext:opacity="100%" fo:font-size="12pt" fo:font-weight="bold" officeooo:rsid="00557603" officeooo:paragraph-rsid="00278013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margin-top="0cm" fo:margin-bottom="0.199cm" style:contextual-spacing="false" fo:text-align="start" style:justify-single-word="false">
        <style:tab-stops>
          <style:tab-stop style:position="0.397cm"/>
        </style:tab-stops>
      </style:paragraph-properties>
      <style:text-properties fo:color="#000000" loext:opacity="100%" style:font-name="Arial" fo:font-size="12pt" fo:font-style="normal" style:text-underline-style="none" fo:font-weight="normal" officeooo:rsid="005d4084" officeooo:paragraph-rsid="002f62ad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Heading_20_1">
      <style:paragraph-properties fo:margin-left="0.794cm" fo:margin-right="0cm" fo:text-align="center" style:justify-single-word="false" fo:text-indent="-0.762cm" style:auto-text-indent="false">
        <style:tab-stops>
          <style:tab-stop style:position="7.673cm" style:type="center"/>
          <style:tab-stop style:position="16.272cm" style:type="right"/>
        </style:tab-stops>
      </style:paragraph-properties>
      <style:text-properties officeooo:paragraph-rsid="00278013"/>
    </style:style>
    <style:style style:name="P6" style:family="paragraph" style:parent-style-name="Text_20_body" style:list-style-name="L1">
      <style:paragraph-properties fo:margin-left="0.026cm" fo:margin-right="0cm" fo:margin-top="0cm" fo:margin-bottom="0.199cm" style:contextual-spacing="false" fo:text-align="start" style:justify-single-word="false" fo:text-indent="0.026cm" style:auto-text-indent="false">
        <style:tab-stops>
          <style:tab-stop style:position="0.397cm"/>
        </style:tab-stops>
      </style:paragraph-properties>
      <style:text-properties fo:color="#2a6099" loext:opacity="100%" fo:font-size="12pt" fo:font-weight="bold" officeooo:rsid="00557603" officeooo:paragraph-rsid="002abd26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margin-top="0cm" fo:margin-bottom="0.199cm" style:contextual-spacing="false" fo:text-align="start" style:justify-single-word="false">
        <style:tab-stops>
          <style:tab-stop style:position="0.397cm"/>
        </style:tab-stops>
      </style:paragraph-properties>
      <style:text-properties officeooo:paragraph-rsid="002f62ad"/>
    </style:style>
    <style:style style:name="P8" style:family="paragraph" style:parent-style-name="Text_20_body">
      <style:paragraph-properties fo:margin-top="0cm" fo:margin-bottom="0.199cm" style:contextual-spacing="false" fo:text-align="start" style:justify-single-word="false">
        <style:tab-stops>
          <style:tab-stop style:position="0.397cm"/>
        </style:tab-stops>
      </style:paragraph-properties>
      <style:text-properties fo:color="#c9211e" loext:opacity="100%" style:font-name="Arial" fo:font-size="12pt" fo:font-style="normal" style:text-underline-style="none" fo:font-weight="normal" officeooo:rsid="005d4084" officeooo:paragraph-rsid="002f62ad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Text_20_body">
      <style:paragraph-properties fo:margin-top="0cm" fo:margin-bottom="0.199cm" style:contextual-spacing="false" fo:text-align="start" style:justify-single-word="false">
        <style:tab-stops>
          <style:tab-stop style:position="0.397cm"/>
        </style:tab-stops>
      </style:paragraph-properties>
      <style:text-properties fo:color="#000000" loext:opacity="100%" style:font-name="Arial" fo:font-size="12pt" fo:font-style="normal" style:text-underline-style="none" fo:font-weight="normal" officeooo:rsid="005d4084" officeooo:paragraph-rsid="002f62ad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Text_20_body">
      <style:paragraph-properties fo:margin-top="0cm" fo:margin-bottom="0.199cm" style:contextual-spacing="false" fo:text-align="start" style:justify-single-word="false">
        <style:tab-stops>
          <style:tab-stop style:position="0.397cm"/>
        </style:tab-stops>
      </style:paragraph-properties>
      <style:text-properties fo:color="#000000" loext:opacity="100%" style:font-name="Arial" fo:font-size="12pt" fo:font-style="normal" style:text-underline-style="none" fo:font-weight="normal" officeooo:rsid="005d4084" officeooo:paragraph-rsid="0036e780" style:font-size-asian="12pt" style:font-style-asian="normal" style:font-weight-asian="normal" style:font-size-complex="12pt" style:font-style-complex="normal" style:font-weight-complex="normal"/>
    </style:style>
    <style:style style:name="P11" style:family="paragraph">
      <loext:graphic-properties draw:fill="none"/>
    </style:style>
    <style:style style:name="T1" style:family="text">
      <style:text-properties officeooo:rsid="0031e76b"/>
    </style:style>
    <style:style style:name="T2" style:family="text">
      <style:text-properties fo:color="#2a6099" loext:opacity="100%" officeooo:rsid="00278013"/>
    </style:style>
    <style:style style:name="T3" style:family="text">
      <style:text-properties fo:color="#2a6099" loext:opacity="100%" officeooo:rsid="00286189"/>
    </style:style>
    <style:style style:name="T4" style:family="text">
      <style:text-properties fo:color="#2a6099" loext:opacity="100%" officeooo:rsid="00306635"/>
    </style:style>
    <style:style style:name="T5" style:family="text">
      <style:text-properties fo:color="#2a6099" loext:opacity="100%" officeooo:rsid="0031e76b"/>
    </style:style>
    <style:style style:name="T6" style:family="text">
      <style:text-properties officeooo:rsid="00286189"/>
    </style:style>
    <style:style style:name="T7" style:family="text">
      <style:text-properties officeooo:rsid="00306635"/>
    </style:style>
    <style:style style:name="T8" style:family="text">
      <style:text-properties fo:color="#c9211e" loext:opacity="100%"/>
    </style:style>
    <style:style style:name="T9" style:family="text">
      <style:text-properties fo:color="#c9211e" loext:opacity="100%" style:font-name="Arial" fo:font-size="12pt" fo:font-style="normal" style:text-underline-style="none" fo:font-weight="normal" officeooo:rsid="005d4084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color="#c9211e" loext:opacity="100%" style:font-name="Arial" fo:font-size="12pt" fo:font-style="normal" style:text-underline-style="none" fo:font-weight="normal" officeooo:rsid="00393103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color="#000000" loext:opacity="100%" style:font-name="Arial" fo:font-size="12pt" fo:font-style="normal" style:text-underline-style="none" fo:font-weight="normal" officeooo:rsid="005d4084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000000" loext:opacity="100%" style:font-name="Arial" fo:font-size="12pt" fo:font-style="normal" style:text-underline-style="none" fo:font-weight="normal" officeooo:rsid="0036e780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officeooo:rsid="00353281"/>
    </style:style>
    <style:style style:name="T14" style:family="text">
      <style:text-properties officeooo:rsid="0036e780"/>
    </style:style>
    <style:style style:name="T15" style:family="text">
      <style:text-properties officeooo:rsid="00373714"/>
    </style:style>
    <style:style style:name="T16" style:family="text">
      <style:text-properties officeooo:rsid="0038a17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loext:decorative="false" style:run-through="background" style:wrap="run-through" style:number-wrapped-paragraphs="no-limit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gr2" style:family="graphic">
      <style:graphic-properties draw:stroke="none" draw:fill="none" style:mirror="none" loext:decorative="false" style:run-through="background"/>
    </style:style>
    <style:style style:name="gr3" style:family="graphic">
      <style:graphic-properties draw:stroke="none" draw:fill="none" draw:luminance="0%" draw:contrast="0%" fo:clip="rect(0cm, 0cm, 0cm, 0cm)" draw:image-opacity="100%" style:mirror="none" loext:decorative="false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span text:style-name="T2">PRACTICA </text:span><text:span text:style-name="T5">2</text:span><text:span text:style-name="T2"> – </text:span><text:span text:style-name="T4">REPASO MANEJO DE COMANDOS</text:span><text:span text:style-name="T3"> LINUX</text:span></text:h>
      <text:list text:style-name="L1">
        <text:list-header>
          <text:p text:style-name="P6"/>
        </text:list-header>
      </text:list>
      <text:p text:style-name="P3"><text:span text:style-name="T6">S</text:span>ECUENCIA/DESARROLLO: <text:span text:style-name="T7">Responde a las siguientes cuestiones</text:span></text:p>
      <text:p text:style-name="P4">1. ¿Cómo hago para listar los ficheros del directorio padre? </text:p>
      <text:p text:style-name="P4"><text:s text:c="2"/><text:span text:style-name="T8"><text:s/>ls ..</text:span></text:p>
      <text:p text:style-name="P4">2. ¿Cómo borro el fichero preg2 (en el directorio actual)? </text:p>
      <text:p text:style-name="P7"><text:span text:style-name="T11"><text:s text:c="3"/></text:span><text:span text:style-name="T9">rm preg2</text:span></text:p>
      <text:p text:style-name="P4">3. ¿Cómo puedo crear el fichero <text:s/>vacio <text:s/>nada en Linux ? </text:p>
      <text:p text:style-name="P7"><text:span text:style-name="T11"><text:s text:c="3"/></text:span><text:span text:style-name="T9">touch [nombre de fichero]</text:span></text:p>
      <text:p text:style-name="P4">4. ¿Cómo puedo crear los directorios <text:s/>dir1 dir2 dir3 <text:s/>(un sólo comando)? </text:p>
      <text:p text:style-name="P7"><text:span text:style-name="T11"><text:s text:c="3"/></text:span><text:span text:style-name="T9">mkdir dir{1..3}</text:span></text:p>
      <text:p text:style-name="P4">5. ¿Cómo denomina Linux al segundo disco duro <text:s/>SATA de un equipo?</text:p>
      <text:p text:style-name="P7"><text:span text:style-name="T11"><text:s text:c="3"/></text:span><text:span text:style-name="T9">/dev/sdb</text:span></text:p>
      <text:p text:style-name="P4">6. ¿Y a la primera partición del segundo disco SATA?</text:p>
      <text:p text:style-name="P7"><text:span text:style-name="T11"><text:s text:c="3"/></text:span><text:span text:style-name="T9">/dev/sdb1</text:span></text:p>
      <text:p text:style-name="P4">7. <text:s/>¿Cómo hago para listar los archivos del directorio actual que empiecen por la letra <text:s/>a ?</text:p>
      <text:p text:style-name="P7"><text:span text:style-name="T11"><text:s/></text:span><text:span text:style-name="T9"><text:s text:c="2"/>ls a*</text:span></text:p>
      <text:p text:style-name="P4">8. ¿Y como almaceno la salida del comando anterior en el fichero preg8 ?</text:p>
      <text:p text:style-name="P7"><text:span text:style-name="T11"><text:s/></text:span><text:span text:style-name="T9"><text:s text:c="2"/>la a* &gt; preg8</text:span></text:p>
      <text:p text:style-name="P4">9. ¿Cómo puedo ver el contenido del <text:s/>archivo preg9 sin abrirlo? </text:p>
      <text:p text:style-name="P7"><text:span text:style-name="T11"><text:s text:c="2"/></text:span><text:span text:style-name="T9"><text:s/>cat preg9</text:span></text:p>
      <text:p text:style-name="P4">10. <text:s/>¿Cómo veo las primeras 5 líneas del fichero preg10? </text:p>
      <text:p text:style-name="P7"><text:span text:style-name="T11"><text:s text:c="3"/></text:span><text:span text:style-name="T9">head prep10 -n 5 </text:span></text:p>
      <text:p text:style-name="P4">11. ¿Cómo accedo a la consola 3 desde el modo gráfico? </text:p>
      <text:p text:style-name="P7"><text:span text:style-name="T11"><text:s/></text:span><text:span text:style-name="T9"><text:s text:c="2"/>control+alt+f3</text:span></text:p>
      <text:p text:style-name="P4">12. ¿Cómo borro la pantalla? </text:p>
      <text:p text:style-name="P7"><text:span text:style-name="T11"><text:s text:c="3"/></text:span><text:span text:style-name="T9">control+l o comando:clear</text:span></text:p>
      <text:p text:style-name="P7"><text:span text:style-name="T11">13. ¿Cómo le cambio de nombre al fichero fich-err ?:Nuevo nombre → fich-13 .</text:span></text:p>
      <text:p text:style-name="P7"><text:span text:style-name="T11"><text:s text:c="3"/></text:span><text:span text:style-name="T9">mv "Nuevo nombre" fich-13</text:span></text:p>
      <text:p text:style-name="P4">14. ¿Cómo puedo obtener información/explicación detallada de un comando? </text:p>
      <text:p text:style-name="P7"><text:span text:style-name="T11"><text:s text:c="3"/></text:span><text:span text:style-name="T9">man [commando] o [commando] --help</text:span></text:p>
      <text:p text:style-name="P4">15. ¿Cómo creo el enlace fuerte <text:s/>preg15 <text:s/>al fichero <text:s/>/tmp/prueba ?</text:p>
      <text:p text:style-name="P7"><text:span text:style-name="T11"><text:s text:c="2"/></text:span><text:span text:style-name="T9"><text:s/>ln /tmp/prueba preg15</text:span></text:p>
      <text:p text:style-name="P7"><text:span text:style-name="T9"/></text:p>
      <text:p text:style-name="P4"><text:soft-page-break/>16. ¿Cómo borrar el directorio dir16 <text:s/>con todos sus archivos dentro? </text:p>
      <text:p text:style-name="P7"><text:span text:style-name="T11"><text:s text:c="2"/></text:span><text:span text:style-name="T9"><text:s/>rm dir16 -r </text:span></text:p>
      <text:p text:style-name="P4">17. En consola, ¿cómo puedo autocompletar? </text:p>
      <text:p text:style-name="P7"><text:span text:style-name="T11"><text:s text:c="3"/></text:span><text:span text:style-name="T9">tab o ↑</text:span></text:p>
      <text:p text:style-name="P4">18. ¿Cómo puedo <text:s/>cambiar los permisos al archivo fich para que el propietario tenga todos los permisos, el grupo lectura+ejecución y el resto de usuarios sólo permiso de lectura? </text:p>
      <text:p text:style-name="P7"><text:span text:style-name="T11"><text:s text:c="3"/></text:span><text:span text:style-name="T9">chmod 754 </text:span></text:p>
      <text:p text:style-name="P4">19. Si soy un usuario administrador.¿Como veo el contenido del directorio /var (necesito permisos de superusuario ) ? </text:p>
      <text:p text:style-name="P7"><text:span text:style-name="T11"><text:s text:c="3"/></text:span><text:span text:style-name="T9">si tiene "sudo" usa "sudo ls /var"</text:span></text:p>
      <text:p text:style-name="P4">20. ¿Cómo puedo crear el fichero fich20 cuyo contenido sea la palabra veinte (sin utilizar un editor)? </text:p>
      <text:p text:style-name="P7"><text:span text:style-name="T11"><text:s text:c="2"/></text:span><text:span text:style-name="T9"><text:s/>echo veinte &gt; fich20</text:span></text:p>
      <text:p text:style-name="P4">21. ¿Cómo se le llama el intérprete de comandos por defecto en muchas distribuciones?</text:p>
      <text:p text:style-name="P7"><text:span text:style-name="T11"><text:s text:c="3"/></text:span><text:span text:style-name="T9">bash</text:span></text:p>
      <text:p text:style-name="P4">22. ¿Dónde se guardan los archivos de configuración del sistema? </text:p>
      <text:p text:style-name="P7"><text:span text:style-name="T11"><text:s/></text:span><text:span text:style-name="T9"><text:s text:c="2"/>/etc</text:span></text:p>
      <text:p text:style-name="P7"><text:span text:style-name="T11">23. ¿Cómo diferencio entre ruta absoluta y ruta relativa? </text:span></text:p>
      <text:p text:style-name="P8"><text:s text:c="3"/>ruta absoluta: Siempre tiene que poner total ruta del archivo o directorio que quiere</text:p>
      <text:p text:style-name="P7"><text:span text:style-name="T9"><text:s text:c="3"/>ruta relativa: se pone denpente la ruta depente donde estás</text:span></text:p>
      <text:p text:style-name="P4">24. ¿Dónde se guardan los archivos del usuario alumno? </text:p>
      <text:p text:style-name="P7"><text:span text:style-name="T11"><text:s text:c="2"/></text:span><text:span text:style-name="T9"><text:s/>/home/alumno</text:span></text:p>
      <text:p text:style-name="P4">25. <text:s/>¿Cómo puedo ver las propiedades <text:s/>(permisos, tamaño, fecha..) <text:s/>del fichero fich25? </text:p>
      <text:p text:style-name="P7"><text:span text:style-name="T11"><text:s text:c="3"/></text:span><text:span text:style-name="T9">ls -lh fich25</text:span></text:p>
      <text:p text:style-name="P4">26. ¿Como visualizo el archivo preg26 <text:s/>de gran tamaño página a página?</text:p>
      <text:p text:style-name="P8"><text:s text:c="3"/>less preg26</text:p>
      <text:p text:style-name="P4">27. <text:s/>¿Cómo borro un directorio vacio?</text:p>
      <text:p text:style-name="P8"><text:tab/>rm [dir]</text:p>
      <text:p text:style-name="P10">28. ¿Como muevo el fichero preg28 del directorio actual al directorio preguntas <text:s/>(directorio hijo del directorio actual)?</text:p>
      <text:p text:style-name="P8"><text:tab/>mv preg28 ./preguntas/preg28</text:p>
      <text:p text:style-name="P4">29. <text:s/>¿Cómo visualizo la fecha y hora del sistema?</text:p>
      <text:p text:style-name="P7"><text:span text:style-name="T11"><text:tab/></text:span><text:span text:style-name="T9">date</text:span></text:p>
      <text:p text:style-name="P7"><text:span text:style-name="T11">30. ¿ Como empaquetar el directorio /pruebas en el fichero <text:s/>comprimido datos-pru.tar.gz ?</text:span></text:p>
      <text:p text:style-name="P8"><text:tab/>Tar czf datos-pru.tar.gz/pruebas</text:p>
      <text:p text:style-name="P4"><text:soft-page-break/>31. ¿A que se refiere cuando se dice que los entornos Unix son CASE SENSITIVE?</text:p>
      <text:p text:style-name="P8"><text:tab/>Significa que “Cat” es diferente que “cat”.</text:p>
      <text:p text:style-name="P4">32. ¿Qué significa ./ ?</text:p>
      <text:p text:style-name="P8"><text:tab/>directorio actual</text:p>
      <text:p text:style-name="P4">33. ¿Cómo crearías al usuario exam (con las opciones por defecto) ?</text:p>
      <text:p text:style-name="P8"><text:tab/>Adduser exam</text:p>
      <text:p text:style-name="P4">34. ¿Cómo consulto el historial de comandos?</text:p>
      <text:p text:style-name="P8"><text:tab/>history</text:p>
      <text:p text:style-name="P4">35. ¿Cómo se los grupos a los que pertenezco?</text:p>
      <text:p text:style-name="P8"><text:tab/>groups</text:p>
      <text:p text:style-name="P7"><text:span text:style-name="T11">36. ¿Cómo copio todos los ficheros de extensión .odt en el directorio lo-writer ?</text:span></text:p>
      <text:p text:style-name="P8"><text:tab/>Cp lo_writer/*.odt ./</text:p>
      <text:p text:style-name="P4">37. <text:s/>¿Cómo se crea el <text:s/>enlace simbólico enlaces-37 al archivo preg37 que está en el directorio /exam?</text:p>
      <text:p text:style-name="P8"><text:tab/>ln -s /exam/preg37 enlaces_37</text:p>
      <text:p text:style-name="P4">38. ¿Cómo hago para visualizar el final del fichero de configuración preg38?</text:p>
      <text:p text:style-name="P8"><text:tab/>tail</text:p>
      <text:p text:style-name="P4">39. ¿Cómo sé cual es el nombre de la máquina en la que estoy conectado</text:p>
      <text:p text:style-name="P8"><text:tab/>hostname</text:p>
      <text:p text:style-name="P4">40. ¿Cómo salir de la sesiónr actual en la que estas trabajando?</text:p>
      <text:p text:style-name="P8"><text:tab/>exit</text:p>
      <text:p text:style-name="P4">41. <text:s/>¿Cómo hago para copiar <text:s/>el fichero fich41 al <text:s/>directorio ejercicios?</text:p>
      <text:p text:style-name="P8"><text:tab/>cp fich41 ejericios/</text:p>
      <text:p text:style-name="P4">42. ¿Cómo sé cuantas líneas tiene el archivo preg42?</text:p>
      <text:p text:style-name="P8"><text:tab/>grep -c preg42</text:p>
      <text:p text:style-name="P4">43. <text:s/>¿Como puedo ver los permisos del directorio <text:s/>ejercicios ?</text:p>
      <text:p text:style-name="P8"><text:tab/>ls -l ejercicios</text:p>
      <text:p text:style-name="P4">44. <text:s/>¿Cómo hago para encontrar si hay dado de alta un usuario que se llame pepe?</text:p>
      <text:p text:style-name="P8"><text:tab/>cat /etc/passwd | grep pepe</text:p>
      <text:p text:style-name="P4">45. <text:s/>¿Cómo mostrar todas las líneas del archivo preg45 que contengan la palabra hola?</text:p>
      <text:p text:style-name="P8"><text:tab/>cat preg45 | grep hola</text:p>
      <text:p text:style-name="P4">46. ¿Como encuentro todos los archivos terminados en .txt en mi sistema?</text:p>
      <text:p text:style-name="P8"><text:tab/>Find *txt /</text:p>
      <text:p text:style-name="P4"/>
      <text:p text:style-name="P4"/>
      <text:p text:style-name="P4"><text:soft-page-break/>47. <text:s/>Y ahora ¿Como hago que los mensajes de error del comando anterior no salgan por pantalla ( los elimino)?</text:p>
      <text:p text:style-name="P8"><text:tab/>[comando] 2&gt; /dev/zero</text:p>
      <text:p text:style-name="P4"/>
      <text:p text:style-name="P4">48. <text:s/>Estoy perdido en el árbol de directorios, ¿cómo vuelvo a mi HOME?</text:p>
      <text:p text:style-name="P8"><text:tab/>cd ~</text:p>
      <text:p text:style-name="P4">49. Como le doy al fichero fich49 el permiso de ejecución para el grupo?</text:p>
      <text:p text:style-name="P7"><text:tab/><text:span text:style-name="T9">Chmod g+x fich49</text:span><text:span text:style-name="T9"/></text:p>
      <text:p text:style-name="P4">50. ¿Puedo ejecutar un comando que no esté en mi directorio actual ?explicalo</text:p>
      <text:p text:style-name="P8"><text:s/>si, porque cuando ejecuto un comando primero va buscar si es comando que está guardado en las rutas que escribe en “$PATH” de cada usuarios. Por eso podemos <text:s/>ejecutar los comando que no está en la directorios actual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adornments="Normal" style:font-family-generic="swiss" style:font-pitch="variable"/>
    <style:font-face style:name="Garamond" svg:font-family="Garamon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Garamond" fo:font-family="Garamond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3.937cm" fo:text-indent="-0.762cm" fo:margin-left="3.937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4.191cm" fo:text-indent="-1.016cm" fo:margin-left="4.191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4.445cm" fo:text-indent="-1.27cm" fo:margin-left="4.445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4.699cm" fo:text-indent="-1.524cm" fo:margin-left="4.699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4.953cm" fo:text-indent="-1.778cm" fo:margin-left="4.953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5.207cm" fo:text-indent="-2.032cm" fo:margin-left="5.207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5.461cm" fo:text-indent="-2.286cm" fo:margin-left="5.461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5.969cm" fo:text-indent="-2.794cm" fo:margin-left="5.969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6.223cm" fo:text-indent="-3.048cm" fo:margin-left="6.223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MP2" style:family="paragraph">
      <loext:graphic-properties draw:fill="none"/>
    </style:style>
    <style:style style:name="MP3" style:family="paragraph" style:parent-style-name="Header">
      <style:paragraph-properties fo:text-align="end" style:justify-single-word="false"/>
      <style:text-properties fo:color="#2a6099" loext:opacity="100%" style:font-name="Arial" style:text-underline-style="none" fo:font-weight="bold" officeooo:rsid="00278013" officeooo:paragraph-rsid="00278013" style:font-weight-asian="bold" style:font-weight-complex="bold"/>
    </style:style>
    <style:style style:name="MT1" style:family="text">
      <style:text-properties officeooo:rsid="0031e76b"/>
    </style:style>
    <style:style style:name="Mgr1" style:family="graphic">
      <style:graphic-properties loext:decorative="false" style:run-through="background" style:wrap="run-through" style:number-wrapped-paragraphs="no-limit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Mgr2" style:family="graphic">
      <style:graphic-properties draw:stroke="none" draw:fill="none" style:mirror="none" loext:decorative="false" style:run-through="background"/>
    </style:style>
    <style:style style:name="Mgr3" style:family="graphic">
      <style:graphic-properties draw:stroke="none" draw:fill="none" draw:luminance="0%" draw:contrast="0%" fo:clip="rect(0cm, 0cm, 0cm, 0cm)" draw:image-opacity="100%" style:mirror="none" loext:decorative="false" style:run-through="backgroun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g text:anchor-type="paragraph" draw:z-index="3" draw:name="Grupo 3" draw:style-name="Mgr1"><draw:frame draw:name="Imagen 2" draw:style-name="Mgr2" draw:text-style-name="MP2" svg:width="6.672cm" svg:height="1.034cm" svg:x="10.331cm" svg:y="-0.37cm"><draw:image xlink:href="Pictures/100000000000208D00000671584EDD4B.jpg" xlink:type="simple" xlink:show="embed" xlink:actuate="onLoad" draw:mime-type="image/jpeg"><text:p/></draw:image><svg:desc>Imagen que contiene Diagrama

Descripción generada automáticamente</svg:desc></draw:frame><draw:frame draw:name="Imagem 2" draw:style-name="Mgr3" draw:text-style-name="MP2" svg:width="9.667cm" svg:height="1.034cm" svg:x="0cm" svg:y="-0.351cm"><draw:image xlink:href="Pictures/100000000000085E000001256A60C69D.jpg" xlink:type="simple" xlink:show="embed" xlink:actuate="onLoad" draw:mime-type="image/jpeg"><text:p/></draw:image></draw:frame></draw:g></text:p>
        <text:p text:style-name="MP1"/>
        <text:p text:style-name="MP3">ASO – CURSO 2<text:span text:style-name="MT1">5</text:span>-2<text:span text:style-name="MT1">6</text:span></text:p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2-01-10T01:21:59.11</meta:creation-date>
    <dc:date>2025-09-15T11:37:44.687000000</dc:date>
    <meta:editing-duration>PT18H13M42S</meta:editing-duration>
    <meta:editing-cycles>81</meta:editing-cycles>
    <meta:generator>LibreOffice/24.2.5.2$Windows_X86_64 LibreOffice_project/bffef4ea93e59bebbeaf7f431bb02b1a39ee8a59</meta:generator>
    <meta:print-date>2013-11-08T06:24:07.36</meta:print-date>
    <meta:document-statistic meta:table-count="0" meta:image-count="0" meta:object-count="0" meta:page-count="4" meta:paragraph-count="105" meta:word-count="818" meta:character-count="4899" meta:non-whitespace-character-count="4025"/>
  </office:meta>
</office:document-meta>
</file>